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paragraph-properties fo:margin-top="0cm" fo:margin-bottom="0cm" fo:text-align="center" style:justify-single-word="false"/>
      <style:text-properties fo:font-size="12pt"/>
    </style:style>
    <style:style style:name="P3" style:family="paragraph" style:parent-style-name="Text_20_body">
      <style:paragraph-properties fo:text-align="center" style:justify-single-word="false"/>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margin-top="0cm" fo:margin-bottom="0cm" fo:text-indent="0cm" style:auto-text-indent="false"/>
    </style:style>
    <style:style style:name="P7" style:family="paragraph" style:parent-style-name="Text_20_body">
      <style:paragraph-properties fo:margin-left="0cm" fo:margin-right="0cm" fo:margin-top="0cm" fo:margin-bottom="0cm" fo:text-indent="0cm" style:auto-text-indent="false"/>
      <style:text-properties style:text-underline-style="solid" style:text-underline-width="auto" style:text-underline-color="font-color" fo:font-weight="bold" style:font-weight-asian="bold" style:font-weight-complex="bold"/>
    </style:style>
    <style:style style:name="P8" style:family="paragraph" style:parent-style-name="Text_20_body">
      <style:paragraph-properties fo:margin-left="0cm" fo:margin-right="0cm" fo:margin-top="0cm" fo:margin-bottom="0cm" fo:text-align="start" style:justify-single-word="false" fo:text-indent="0cm" style:auto-text-indent="false" style:text-autospace="none"/>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10" style:family="paragraph" style:parent-style-name="Text_20_body" style:list-style-name="L1">
      <style:paragraph-properties fo:margin-left="0cm" fo:margin-right="0cm" fo:text-indent="0cm" style:auto-text-indent="false"/>
    </style:style>
    <style:style style:name="P11" style:family="paragraph" style:parent-style-name="Heading_20_1">
      <style:paragraph-properties fo:margin-left="0cm" fo:margin-right="0cm" fo:text-indent="0cm" style:auto-text-indent="false"/>
    </style:style>
    <style:style style:name="T1" style:family="text">
      <style:text-properties fo:color="#008080"/>
    </style:style>
    <style:style style:name="T2" style:family="text">
      <style:text-properties fo:color="#3f7f7f"/>
    </style:style>
    <style:style style:name="T3" style:family="text">
      <style:text-properties fo:color="#3c3c3c"/>
    </style:style>
    <style:style style:name="T4" style:family="text">
      <style:text-properties fo:color="#3c3c3c"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P JEE 4<text:line-break/>application Web avec BD externe</text:p>
      <text:p text:style-name="P2">Daniel Hagimont</text:p>
      <text:p text:style-name="P2">Daniel.Hagimont@enseeiht.fr</text:p>
      <text:p text:style-name="P3"/>
      <text:p text:style-name="P5">L'objectif de ce TP est de faire évoluer l'application précédente pour utiliser une base de données externe. Le problème est de programmer les Entity beans pour se projeter sur une base de donnée existante.</text:p>
      <text:p text:style-name="P5">On partira de l'application gérant une association OneToMany entre l'Entity Personne et l'Entity Adresse. </text:p>
      <text:p text:style-name="P5"/>
      <text:h text:style-name="P11" text:outline-level="1">1. Utilisation de la base de données externe</text:h>
      <text:p text:style-name="P6">On utilise la même BD externe (HSQLDB) que dans TP2. Il faut définir une datasource dans le répertoire de déploiement de Jboss (standalone/deployment).</text:p>
      <text:p text:style-name="P7">hsql-ds.xml</text:p>
      <text:p text:style-name="P6">&lt;?xml version="1.0" encoding="UTF-8"?&gt; </text:p>
      <text:p text:style-name="P6">&lt;datasources xmlns="http://www.jboss.org/ironjacamar/schema"&gt; </text:p>
      <text:p text:style-name="P6"><text:s text:c="4"/>&lt;datasource </text:p>
      <text:p text:style-name="P6"><text:s text:c="8"/>jndi-name="java:jboss/datasources/mydb" </text:p>
      <text:p text:style-name="P6"><text:s text:c="8"/>enabled="true" </text:p>
      <text:p text:style-name="P6"><text:s text:c="8"/>use-java-context="true" pool-name="mydb"&gt; </text:p>
      <text:p text:style-name="P6"><text:s text:c="8"/>&lt;connection-url&gt;jdbc:hsqldb:hsql://localhost/xdb&lt;/connection-url&gt; </text:p>
      <text:p text:style-name="P6"><text:s text:c="8"/>&lt;driver&gt;hsqldb.jar&lt;/driver&gt; </text:p>
      <text:p text:style-name="P6"><text:s text:c="8"/>&lt;pool&gt;&lt;/pool&gt; </text:p>
      <text:p text:style-name="P6"><text:s text:c="8"/>&lt;security&gt; </text:p>
      <text:p text:style-name="P6"><text:s text:c="12"/>&lt;user-name&gt;sa&lt;/user-name&gt; </text:p>
      <text:p text:style-name="P6"><text:s text:c="12"/>&lt;password&gt;&lt;/password&gt; </text:p>
      <text:p text:style-name="P6"><text:s text:c="8"/>&lt;/security&gt; </text:p>
      <text:p text:style-name="P6"><text:s text:c="4"/>&lt;/datasource&gt; </text:p>
      <text:p text:style-name="P6">&lt;/datasources&gt;</text:p>
      <text:p text:style-name="P5"/>
      <text:p text:style-name="P5">Il faut aussi placer le driver de HSQLDB (hsqldb.jar) dans le répertoire de déploiement de Jboss (standalone/deployment). Cette datasource est déployée par Jboss.</text:p>
      <text:p text:style-name="P5">Pour utiliser cette datasource dans votre application, il faut mettre à jour votre fichier persistence.xml :</text:p>
      <text:p text:style-name="P4"><text:span text:style-name="T1">&lt;</text:span><text:span text:style-name="T2">jta-data-source</text:span><text:span text:style-name="T1">&gt;</text:span><text:span text:style-name="T3">java:jboss/</text:span><text:span text:style-name="T4">datasources</text:span><text:span text:style-name="T3">/mydb</text:span><text:span text:style-name="T1">&lt;/</text:span><text:span text:style-name="T2">jta-data-source</text:span><text:span text:style-name="T1">&gt;</text:span></text:p>
      <text:p text:style-name="P9"/>
      <text:p text:style-name="P9"/>
      <text:h text:style-name="P11" text:outline-level="1">2. Observation de l'application initiale</text:h>
      <text:p text:style-name="P8">Reprenez l'application avec l'association OneToMany entre l'Entity Personne et l'Entity Adresse. Utilisez une BD externe comme décrit précédemment.</text:p>
      <text:p text:style-name="P8">Vérifiez (avec la console de la BD) que cette association est bien gérée par JBoss avec une foreign key dans la table Adresse.</text:p>
      <text:p text:style-name="P8"><text:soft-page-break/></text:p>
      <text:h text:style-name="P11" text:outline-level="1">3. Utilisation d'une BD pré-existante</text:h>
      <text:p text:style-name="P8">La base de donnée peut être initialisée avec db2.sql (target ant db2). On crée ainsi les tables :</text:p>
      <text:p text:style-name="P8"/>
      <text:p text:style-name="P8">create table Person ( </text:p>
      <text:p text:style-name="P8"><text:s text:c="4"/>id<text:tab/><text:tab/>integer generated by default as identity (start with 1, increment by 1) not null, </text:p>
      <text:p text:style-name="P8"><text:s text:c="4"/>lastname<text:tab/>varchar(30) <text:s text:c="5"/>not null, </text:p>
      <text:p text:style-name="P8"><text:s text:c="4"/>firstname<text:tab/>varchar(30) <text:s text:c="5"/>not null, </text:p>
      <text:p text:style-name="P8"><text:s text:c="4"/>primary key (id) </text:p>
      <text:p text:style-name="P8"><text:s text:c="2"/>); </text:p>
      <text:p text:style-name="P8"><text:s text:c="2"/></text:p>
      <text:p text:style-name="P8">create table Address ( </text:p>
      <text:p text:style-name="P8"><text:s text:c="4"/>id<text:tab/><text:tab/>integer generated by default as identity (start with 1, increment by 1) not null, </text:p>
      <text:p text:style-name="P8"><text:s text:c="4"/>street<text:tab/>varchar(30) <text:s text:c="5"/>not null, </text:p>
      <text:p text:style-name="P8"><text:s text:c="4"/>city<text:tab/><text:tab/>varchar(30) <text:s text:c="5"/>not null, </text:p>
      <text:p text:style-name="P8"><text:s text:c="4"/>primary key (id) </text:p>
      <text:p text:style-name="P8"><text:s text:c="2"/>); </text:p>
      <text:p text:style-name="P8"/>
      <text:p text:style-name="P8">create table PersonAddress ( </text:p>
      <text:p text:style-name="P8"><text:s text:c="3"/>idperson<text:tab/>integer not null, </text:p>
      <text:p text:style-name="P8"><text:s text:c="3"/>idaddress<text:tab/>integer not null </text:p>
      <text:p text:style-name="P8">); </text:p>
      <text:p text:style-name="P8"/>
      <text:p text:style-name="P8"/>
      <text:list xml:id="list1900682471" text:style-name="L1">
        <text:list-header>
          <text:p text:style-name="P10">En utilisant les annotations @Table, @Column et @JoinTable, faite en sorte que vos Entity beans soient mappés sur le schéma de base de données ci-dessus, qui utilise une table de jointure pour l'association OnToMany, au lieu d'une foreign key.</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gimont </meta:initial-creator>
    <meta:creation-date>2014-08-31T14:46:20</meta:creation-date>
    <dc:date>2015-11-09T18:12:52</dc:date>
    <dc:creator>hagimont </dc:creator>
    <meta:editing-duration>PT38M47S</meta:editing-duration>
    <meta:editing-cycles>15</meta:editing-cycles>
    <meta:generator>LibreOffice/3.5$Linux_X86_64 LibreOffice_project/350m1$Build-2</meta:generator>
    <meta:document-statistic meta:table-count="0" meta:image-count="0" meta:object-count="0" meta:page-count="2" meta:paragraph-count="49" meta:word-count="333" meta:character-count="2662" meta:non-whitespace-character-count="2183"/>
  </office:meta>
</office:document-meta>
</file>